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528.6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137.3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153.95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107.15pt"/>
    </style:style>
    <style:style style:name="co12" style:family="table-column">
      <style:table-column-properties fo:break-before="auto" style:column-width="134.96pt"/>
    </style:style>
    <style:style style:name="co13" style:family="table-column">
      <style:table-column-properties fo:break-before="auto" style:column-width="68.26pt"/>
    </style:style>
    <style:style style:name="co14" style:family="table-column">
      <style:table-column-properties fo:break-before="auto" style:column-width="61.91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75.4pt"/>
    </style:style>
    <style:style style:name="co17" style:family="table-column">
      <style:table-column-properties fo:break-before="auto" style:column-width="50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PageStyle_5f_Guidelines">
      <style:table-properties table:display="true" style:writing-mode="lr-tb"/>
    </style:style>
    <style:style style:name="ta2" style:family="table" style:master-page-name="PageStyle_5f_DeptWiseTask">
      <style:table-properties table:display="false" style:writing-mode="lr-tb"/>
    </style:style>
    <style:style style:name="ta3" style:family="table" style:master-page-name="PageStyle_5f_TimeShee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8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8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012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12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Check_20_Cell" style:data-style-name="N4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64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4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3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40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uideli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14"/>
          <table:table-cell table:style-name="ce121"/>
          <table:table-cell table:number-columns-repeated="1022"/>
        </table:table-row>
        <table:table-row table:style-name="ro2">
          <table:table-cell table:style-name="ce115" office:value-type="string" calcext:value-type="string" table:number-columns-spanned="2" table:number-rows-spanned="1">
            <text:p>General Guideline</text:p>
          </table:table-cell>
          <table:covered-table-cell table:style-name="ce122"/>
          <table:table-cell table:style-name="ce125" table:number-columns-repeated="24"/>
          <table:table-cell table:number-columns-repeated="998"/>
        </table:table-row>
        <table:table-row table:style-name="ro1">
          <table:table-cell table:style-name="ce116"/>
          <table:table-cell table:style-name="ce121"/>
          <table:table-cell table:number-columns-repeated="1022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Each individual should submit their timesheet of preceeding month by 5th day of succedding month</text:p>
          </table:table-cell>
          <table:table-cell table:number-columns-repeated="1022"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121" office:value-type="string" calcext:value-type="string">
            <text:p>The naming of the filled in form should be like</text:p>
          </table:table-cell>
          <table:table-cell table:number-columns-repeated="1022"/>
        </table:table-row>
        <table:table-row table:style-name="ro1">
          <table:table-cell table:style-name="ce114"/>
          <table:table-cell table:style-name="ce121" office:value-type="string" calcext:value-type="string">
            <text:p>xyz.pqr__TimeSheet.xls</text:p>
          </table:table-cell>
          <table:table-cell table:number-columns-repeated="1022"/>
        </table:table-row>
        <table:table-row table:style-name="ro1">
          <table:table-cell table:style-name="ce114"/>
          <table:table-cell table:style-name="ce121" office:value-type="string" calcext:value-type="string">
            <text:p>where XYZ.PQR is resource name like rezaul.karim</text:p>
          </table:table-cell>
          <table:table-cell table:number-columns-repeated="1022"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124" office:value-type="string" calcext:value-type="string">
            <text:p>Insert row if necessary </text:p>
          </table:table-cell>
          <table:table-cell table:number-columns-repeated="1022"/>
        </table:table-row>
        <table:table-row table:style-name="ro1">
          <table:table-cell table:style-name="ce114"/>
          <table:table-cell table:style-name="ce121"/>
          <table:table-cell table:number-columns-repeated="1022"/>
        </table:table-row>
        <table:table-row table:style-name="ro1">
          <table:table-cell table:style-name="ce116"/>
          <table:table-cell table:style-name="ce121"/>
          <table:table-cell table:number-columns-repeated="1022"/>
        </table:table-row>
        <table:table-row table:style-name="ro2">
          <table:table-cell table:style-name="ce115" office:value-type="string" calcext:value-type="string" table:number-columns-spanned="2" table:number-rows-spanned="1">
            <text:p>Form Filling Guideline</text:p>
          </table:table-cell>
          <table:covered-table-cell table:style-name="ce122"/>
          <table:table-cell table:style-name="ce125" table:number-columns-repeated="24"/>
          <table:table-cell table:number-columns-repeated="998"/>
        </table:table-row>
        <table:table-row table:style-name="ro1">
          <table:table-cell table:style-name="ce117"/>
          <table:table-cell table:style-name="ce125" table:number-columns-repeated="25"/>
          <table:table-cell table:number-columns-repeated="998"/>
        </table:table-row>
        <table:table-row table:style-name="ro1">
          <table:table-cell table:style-name="ce114"/>
          <table:table-cell table:style-name="ce121"/>
          <table:table-cell table:number-columns-repeated="1022"/>
        </table:table-row>
        <table:table-row table:style-name="ro1">
          <table:table-cell table:style-name="ce118" office:value-type="string" calcext:value-type="string">
            <text:p>4.B</text:p>
          </table:table-cell>
          <table:table-cell table:style-name="ce126" office:value-type="string" calcext:value-type="string">
            <text:p>Put the date of submission in MM-DD-YYYY format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5.B</text:p>
          </table:table-cell>
          <table:table-cell table:style-name="ce127" office:value-type="string" calcext:value-type="string">
            <text:p>Write down employee name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6.B</text:p>
          </table:table-cell>
          <table:table-cell table:style-name="ce126" office:value-type="string" calcext:value-type="string">
            <text:p>Write down employee designation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7.B</text:p>
          </table:table-cell>
          <table:table-cell table:style-name="ce126" office:value-type="string" calcext:value-type="string">
            <text:p>Write down wing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8.B</text:p>
          </table:table-cell>
          <table:table-cell table:style-name="ce126" office:value-type="string" calcext:value-type="string">
            <text:p>Write down uni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9.B</text:p>
          </table:table-cell>
          <table:table-cell table:style-name="ce127" office:value-type="string" calcext:value-type="string">
            <text:p>Write down your Supervisor’s name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0.B</text:p>
          </table:table-cell>
          <table:table-cell table:style-name="ce126" office:value-type="string" calcext:value-type="string">
            <text:p>Put the start and end date in field of Period; (eg: 01/05/2016-31/05/2016)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A</text:p>
          </table:table-cell>
          <table:table-cell table:style-name="ce126" office:value-type="string" calcext:value-type="string">
            <text:p>Write down specific date for task in the column 'DATE' in YYYY-MM-DD forma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/>
          <table:table-cell table:style-name="ce127" office:value-type="string" calcext:value-type="string">
            <text:p>For a holiday or non working day, put the Date and keep all the fields blank, but do not omit the date altogether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B</text:p>
          </table:table-cell>
          <table:table-cell table:style-name="ce126" office:value-type="string" calcext:value-type="string">
            <text:p>Write down the project name which you working for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C</text:p>
          </table:table-cell>
          <table:table-cell table:style-name="ce127" office:value-type="string" calcext:value-type="string">
            <text:p>Write down customer name if require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D</text:p>
          </table:table-cell>
          <table:table-cell table:style-name="ce127" office:value-type="string" calcext:value-type="string">
            <text:p>Give a meaningful short description of the task (free format/ flexible field)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E</text:p>
          </table:table-cell>
          <table:table-cell table:style-name="ce126" office:value-type="string" calcext:value-type="string">
            <text:p>Start time should be <text:s/>in 24 hour forma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>
            <text:p>You need not be very precise, 5 minutes +/- is alrigh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F</text:p>
          </table:table-cell>
          <table:table-cell table:style-name="ce126" office:value-type="string" calcext:value-type="string">
            <text:p>End time should be <text:s/>in 24 hour forma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/>
          <table:table-cell table:style-name="ce127" office:value-type="string" calcext:value-type="string">
            <text:p>You need not be very precise, 5 minutes +/- is alrigh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G</text:p>
          </table:table-cell>
          <table:table-cell table:style-name="ce127" office:value-type="string" calcext:value-type="string">
            <text:p>DO NOT PUT ANYTHING HERE, IT WILL BE AUTO CALCULATED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H</text:p>
          </table:table-cell>
          <table:table-cell table:style-name="ce127" office:value-type="string" calcext:value-type="string">
            <text:p>Fill lunch column if any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I</text:p>
          </table:table-cell>
          <table:table-cell table:style-name="ce127" office:value-type="string" calcext:value-type="string">
            <text:p>Fill conveyance column if any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12.J</text:p>
          </table:table-cell>
          <table:table-cell table:style-name="ce126" office:value-type="string" calcext:value-type="string">
            <text:p>In FROM column write down the name of the place from where you star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12.K</text:p>
          </table:table-cell>
          <table:table-cell table:style-name="ce126" office:value-type="string" calcext:value-type="string">
            <text:p>In TO column write down the name of the destination 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12.L</text:p>
          </table:table-cell>
          <table:table-cell table:style-name="ce126" office:value-type="string" calcext:value-type="string">
            <text:p>Write down the mode of the transport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17.K</text:p>
          </table:table-cell>
          <table:table-cell table:style-name="ce127" office:value-type="string" calcext:value-type="string">
            <text:p>Put a meaningful one line remark on the task like task out put, feedback, status etc.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43.J</text:p>
          </table:table-cell>
          <table:table-cell table:style-name="ce128" office:value-type="string" calcext:value-type="string" table:number-columns-spanned="1" table:number-rows-spanned="4">
            <text:p>DO NOT PUT ANYTHING HERE, IT WILL BE AUTO CALCULATE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43.K</text:p>
          </table:table-cell>
          <table:covered-table-cell table:style-name="ce129"/>
          <table:table-cell table:number-columns-repeated="1022"/>
        </table:table-row>
        <table:table-row table:style-name="ro1">
          <table:table-cell table:style-name="ce118" office:value-type="string" calcext:value-type="string">
            <text:p>43.L</text:p>
          </table:table-cell>
          <table:covered-table-cell table:style-name="ce129"/>
          <table:table-cell table:number-columns-repeated="1022"/>
        </table:table-row>
        <table:table-row table:style-name="ro1">
          <table:table-cell table:style-name="ce118" office:value-type="string" calcext:value-type="string">
            <text:p>44.K</text:p>
          </table:table-cell>
          <table:covered-table-cell table:style-name="ce130"/>
          <table:table-cell table:number-columns-repeated="1022"/>
        </table:table-row>
        <table:table-row table:style-name="ro1">
          <table:table-cell table:style-name="ce118" office:value-type="string" calcext:value-type="string">
            <text:p>45.I</text:p>
          </table:table-cell>
          <table:table-cell table:style-name="ce126" office:value-type="string" calcext:value-type="string">
            <text:p>Write down the total amount in wor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0" office:value-type="string" calcext:value-type="string">
            <text:p>**NOTE: </text:p>
          </table:table-cell>
          <table:table-cell table:style-name="ce131" office:value-type="string" calcext:value-type="string">
            <text:p>DO NOT CHANGE THE FORM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0"/>
          <table:table-cell table:style-name="ce13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63">
          <table:table-cell table:style-name="ce114"/>
          <table:table-cell table:style-name="ce121"/>
          <table:table-cell table:number-columns-repeated="1022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ptWiseTask" table:style-name="ta2"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4" table:number-columns-repeated="998" table:default-cell-style-name="Default"/>
        <table:table-row table:style-name="ro1">
          <table:table-cell table:style-name="ce121" table:number-columns-repeated="15"/>
          <table:table-cell table:number-columns-repeated="1009"/>
        </table:table-row>
        <table:table-row table:style-name="ro1">
          <table:table-cell table:style-name="ce121"/>
          <table:table-cell table:style-name="ce133" office:value-type="string" calcext:value-type="string">
            <text:p>Target Value/Dept</text:p>
          </table:table-cell>
          <table:table-cell table:style-name="ce133" office:value-type="string" calcext:value-type="string">
            <text:p>Pre-Sales/Solution</text:p>
          </table:table-cell>
          <table:table-cell table:style-name="ce133" office:value-type="string" calcext:value-type="string">
            <text:p>Operation &amp; Maintenance</text:p>
          </table:table-cell>
          <table:table-cell table:style-name="ce133" office:value-type="string" calcext:value-type="string">
            <text:p>DC/Power</text:p>
          </table:table-cell>
          <table:table-cell table:style-name="ce133" office:value-type="string" calcext:value-type="string">
            <text:p>HR &amp; Admin</text:p>
          </table:table-cell>
          <table:table-cell table:style-name="ce133" office:value-type="string" calcext:value-type="string">
            <text:p>PMO, SCM &amp; Store</text:p>
          </table:table-cell>
          <table:table-cell table:style-name="ce133" office:value-type="string" calcext:value-type="string">
            <text:p>Finance &amp; Accounts</text:p>
          </table:table-cell>
          <table:table-cell table:style-name="ce133" office:value-type="string" calcext:value-type="string">
            <text:p>Marketing &amp; Sales</text:p>
          </table:table-cell>
          <table:table-cell table:style-name="ce137" office:value-type="string" calcext:value-type="string">
            <text:p>Commercial</text:p>
          </table:table-cell>
          <table:table-cell table:style-name="ce133" office:value-type="string" calcext:value-type="string">
            <text:p>XYZ</text:p>
          </table:table-cell>
          <table:table-cell table:style-name="ce133" table:number-columns-repeated="2"/>
          <table:table-cell table:style-name="ce137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];IF([$TimeSheet.$C$7]=[.$D$2];[.$D3];IF([$TimeSheet.$C$7]=[.$E$2];[.$E3];IF([$TimeSheet.$C$7]=[.$F$2];[.$F3];IF([$TimeSheet.$C$7]=[.$G$2];[.$G3];IF([$TimeSheet.$C$7]=[.$H$2];[.H3];IF([$TimeSheet.$C$7]=[.$I$2];[.I3];IF([$TimeSheet.$C$7]=[.$J$2];[.J3];[.N3]))))))))" office:value-type="float" office:value="0" calcext:value-type="float">
            <text:p>0</text:p>
          </table:table-cell>
          <table:table-cell table:style-name="ce135" office:value-type="string" calcext:value-type="string">
            <text:p>Administration</text:p>
          </table:table-cell>
          <table:table-cell table:number-columns-repeated="2" table:style-name="ce135" office:value-type="string" calcext:value-type="string">
            <text:p>Communication</text:p>
          </table:table-cell>
          <table:table-cell table:style-name="ce135" office:value-type="string" calcext:value-type="string">
            <text:p>Calculating/Data Entry</text:p>
          </table:table-cell>
          <table:table-cell table:style-name="ce135" office:value-type="string" calcext:value-type="string">
            <text:p>Auditing</text:p>
          </table:table-cell>
          <table:table-cell table:style-name="ce135" office:value-type="string" calcext:value-type="string">
            <text:p>Accounts Payable</text:p>
          </table:table-cell>
          <table:table-cell table:style-name="ce135" office:value-type="string" calcext:value-type="string">
            <text:p>Client Visit</text:p>
          </table:table-cell>
          <table:table-cell table:style-name="ce135" office:value-type="string" calcext:value-type="string">
            <text:p>Billing <text:s/>&amp; Collec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4];IF([$TimeSheet.$C$7]=[.$D$2];[.$D4];IF([$TimeSheet.$C$7]=[.$E$2];[.$E4];IF([$TimeSheet.$C$7]=[.$F$2];[.$F4];IF([$TimeSheet.$C$7]=[.$G$2];[.$G4];IF([$TimeSheet.$C$7]=[.$H$2];[.H4];IF([$TimeSheet.$C$7]=[.$I$2];[.I4];IF([$TimeSheet.$C$7]=[.$J$2];[.J4];[.N4]))))))))" office:value-type="float" office:value="0" calcext:value-type="float">
            <text:p>0</text:p>
          </table:table-cell>
          <table:table-cell table:number-columns-repeated="3" table:style-name="ce135" office:value-type="string" calcext:value-type="string">
            <text:p>Cordination</text:p>
          </table:table-cell>
          <table:table-cell table:style-name="ce121" office:value-type="string" calcext:value-type="string">
            <text:p>Counseling</text:p>
          </table:table-cell>
          <table:table-cell table:style-name="ce127" office:value-type="string" calcext:value-type="string">
            <text:p>Bill &amp; Payment Processing</text:p>
          </table:table-cell>
          <table:table-cell table:style-name="ce135" office:value-type="string" calcext:value-type="string">
            <text:p>Accounts Receivable</text:p>
          </table:table-cell>
          <table:table-cell table:style-name="ce135" office:value-type="string" calcext:value-type="string">
            <text:p>Cordination</text:p>
          </table:table-cell>
          <table:table-cell table:style-name="ce135" office:value-type="string" calcext:value-type="string">
            <text:p>BTRC handling</text:p>
          </table:table-cell>
          <table:table-cell table:style-name="ce127"/>
          <table:table-cell table:style-name="ce135" table:number-columns-repeated="3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5];IF([$TimeSheet.$C$7]=[.$D$2];[.$D5];IF([$TimeSheet.$C$7]=[.$E$2];[.$E5];IF([$TimeSheet.$C$7]=[.$F$2];[.$F5];IF([$TimeSheet.$C$7]=[.$G$2];[.$G5];IF([$TimeSheet.$C$7]=[.$H$2];[.H5];IF([$TimeSheet.$C$7]=[.$I$2];[.I5];IF([$TimeSheet.$C$7]=[.$J$2];[.J5];[.N5]))))))))" office:value-type="float" office:value="0" calcext:value-type="float">
            <text:p>0</text:p>
          </table:table-cell>
          <table:table-cell table:style-name="ce135" office:value-type="string" calcext:value-type="string">
            <text:p>Communication</text:p>
          </table:table-cell>
          <table:table-cell table:number-columns-repeated="2" table:style-name="ce135" office:value-type="string" calcext:value-type="string">
            <text:p>Design Drawing</text:p>
          </table:table-cell>
          <table:table-cell table:style-name="ce135" office:value-type="string" calcext:value-type="string">
            <text:p>Cordination</text:p>
          </table:table-cell>
          <table:table-cell table:style-name="ce127" office:value-type="string" calcext:value-type="string">
            <text:p>Budget and Forecasting</text:p>
          </table:table-cell>
          <table:table-cell table:style-name="ce135" office:value-type="string" calcext:value-type="string">
            <text:p>Bank Book</text:p>
          </table:table-cell>
          <table:table-cell table:style-name="ce135" office:value-type="string" calcext:value-type="string">
            <text:p>Documentation</text:p>
          </table:table-cell>
          <table:table-cell table:style-name="ce135" office:value-type="string" calcext:value-type="string">
            <text:p>Budget and Financing</text:p>
          </table:table-cell>
          <table:table-cell table:style-name="ce127"/>
          <table:table-cell table:style-name="ce135" table:number-columns-repeated="3"/>
          <table:table-cell table:style-name="ce138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6];IF([$TimeSheet.$C$7]=[.$D$2];[.$D6];IF([$TimeSheet.$C$7]=[.$E$2];[.$E6];IF([$TimeSheet.$C$7]=[.$F$2];[.$F6];IF([$TimeSheet.$C$7]=[.$G$2];[.$G6];IF([$TimeSheet.$C$7]=[.$H$2];[.H6];IF([$TimeSheet.$C$7]=[.$I$2];[.I6];IF([$TimeSheet.$C$7]=[.$J$2];[.J6];[.N6]))))))))" office:value-type="float" office:value="0" calcext:value-type="float">
            <text:p>0</text:p>
          </table:table-cell>
          <table:table-cell table:style-name="ce135" office:value-type="string" calcext:value-type="string">
            <text:p>Design Drawing</text:p>
          </table:table-cell>
          <table:table-cell table:style-name="ce135" office:value-type="string" calcext:value-type="string">
            <text:p>Documentation</text:p>
          </table:table-cell>
          <table:table-cell table:style-name="ce135" office:value-type="string" calcext:value-type="string">
            <text:p>External Meeting</text:p>
          </table:table-cell>
          <table:table-cell table:style-name="ce136" office:value-type="string" calcext:value-type="string">
            <text:p>Conveyance Processing Work</text:p>
          </table:table-cell>
          <table:table-cell table:style-name="ce135" office:value-type="string" calcext:value-type="string">
            <text:p>Coordination</text:p>
          </table:table-cell>
          <table:table-cell table:style-name="ce135" office:value-type="string" calcext:value-type="string">
            <text:p>Books Journal Entries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Communica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7];IF([$TimeSheet.$C$7]=[.$D$2];[.$D7];IF([$TimeSheet.$C$7]=[.$E$2];[.$E7];IF([$TimeSheet.$C$7]=[.$F$2];[.$F7];IF([$TimeSheet.$C$7]=[.$G$2];[.$G7];IF([$TimeSheet.$C$7]=[.$H$2];[.H7];IF([$TimeSheet.$C$7]=[.$I$2];[.I7];IF([$TimeSheet.$C$7]=[.$J$2];[.J7];[.N7]))))))))" office:value-type="float" office:value="0" calcext:value-type="float">
            <text:p>0</text:p>
          </table:table-cell>
          <table:table-cell table:style-name="ce135" office:value-type="string" calcext:value-type="string">
            <text:p>Documentation</text:p>
          </table:table-cell>
          <table:table-cell table:style-name="ce135" office:value-type="string" calcext:value-type="string">
            <text:p>Emergency Maintenance Service</text:p>
          </table:table-cell>
          <table:table-cell table:style-name="ce135" office:value-type="string" calcext:value-type="string">
            <text:p>Implementation</text:p>
          </table:table-cell>
          <table:table-cell table:style-name="ce135" office:value-type="string" calcext:value-type="string">
            <text:p>Event Management</text:p>
          </table:table-cell>
          <table:table-cell table:style-name="ce135" office:value-type="string" calcext:value-type="string">
            <text:p>Designing/Formulating</text:p>
          </table:table-cell>
          <table:table-cell table:style-name="ce135" office:value-type="string" calcext:value-type="string">
            <text:p>Budgeting</text:p>
          </table:table-cell>
          <table:table-cell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Cordina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8];IF([$TimeSheet.$C$7]=[.$D$2];[.$D8];IF([$TimeSheet.$C$7]=[.$E$2];[.$E8];IF([$TimeSheet.$C$7]=[.$F$2];[.$F8];IF([$TimeSheet.$C$7]=[.$G$2];[.$G8];IF([$TimeSheet.$C$7]=[.$H$2];[.H8];IF([$TimeSheet.$C$7]=[.$I$2];[.I8];IF([$TimeSheet.$C$7]=[.$J$2];[.J8];[.N8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Implementation-FAT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Delivery Management</text:p>
          </table:table-cell>
          <table:table-cell table:style-name="ce135" office:value-type="string" calcext:value-type="string">
            <text:p>Cash collections</text:p>
          </table:table-cell>
          <table:table-cell table:style-name="ce135" office:value-type="string" calcext:value-type="string">
            <text:p>Leave</text:p>
          </table:table-cell>
          <table:table-cell table:style-name="ce135" office:value-type="string" calcext:value-type="string">
            <text:p>Customs Release Process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9];IF([$TimeSheet.$C$7]=[.$D$2];[.$D9];IF([$TimeSheet.$C$7]=[.$E$2];[.$E9];IF([$TimeSheet.$C$7]=[.$F$2];[.$F9];IF([$TimeSheet.$C$7]=[.$G$2];[.$G9];IF([$TimeSheet.$C$7]=[.$H$2];[.H9];IF([$TimeSheet.$C$7]=[.$I$2];[.I9];IF([$TimeSheet.$C$7]=[.$J$2];[.J9];[.N9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mplementation</text:p>
          </table:table-cell>
          <table:table-cell table:style-name="ce135" office:value-type="string" calcext:value-type="string">
            <text:p>Implementation-PAT</text:p>
          </table:table-cell>
          <table:table-cell table:style-name="ce135" office:value-type="string" calcext:value-type="string">
            <text:p>Final settlement process work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Cash disbursements Processing</text:p>
          </table:table-cell>
          <table:table-cell table:style-name="ce136" office:value-type="string" calcext:value-type="string">
            <text:p>Lunch</text:p>
          </table:table-cell>
          <table:table-cell table:style-name="ce135" office:value-type="string" calcext:value-type="string">
            <text:p>External Meeting</text:p>
          </table:table-cell>
          <table:table-cell table:style-name="ce135" table:number-columns-repeated="2"/>
          <table:table-cell table:style-name="ce136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0];IF([$TimeSheet.$C$7]=[.$D$2];[.$D10];IF([$TimeSheet.$C$7]=[.$E$2];[.$E10];IF([$TimeSheet.$C$7]=[.$F$2];[.$F10];IF([$TimeSheet.$C$7]=[.$G$2];[.$G10];IF([$TimeSheet.$C$7]=[.$H$2];[.H10];IF([$TimeSheet.$C$7]=[.$I$2];[.I10];IF([$TimeSheet.$C$7]=[.$J$2];[.J10];[.N10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mplementation-FAT</text:p>
          </table:table-cell>
          <table:table-cell table:number-columns-repeated="3"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Cordination</text:p>
          </table:table-cell>
          <table:table-cell table:style-name="ce135" office:value-type="string" calcext:value-type="string">
            <text:p>Supervision</text:p>
          </table:table-cell>
          <table:table-cell table:style-name="ce135" office:value-type="string" calcext:value-type="string">
            <text:p><text:s/>Foreign Order processing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1];IF([$TimeSheet.$C$7]=[.$D$2];[.$D11];IF([$TimeSheet.$C$7]=[.$E$2];[.$E11];IF([$TimeSheet.$C$7]=[.$F$2];[.$F11];IF([$TimeSheet.$C$7]=[.$G$2];[.$G11];IF([$TimeSheet.$C$7]=[.$H$2];[.H11];IF([$TimeSheet.$C$7]=[.$I$2];[.I11];IF([$TimeSheet.$C$7]=[.$J$2];[.J11];[.N11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mplementation-PAT</text:p>
          </table:table-cell>
          <table:table-cell table:number-columns-repeated="2" table:style-name="ce135" office:value-type="string" calcext:value-type="string">
            <text:p>Leave</text:p>
          </table:table-cell>
          <table:table-cell table:style-name="ce135" office:value-type="string" calcext:value-type="string">
            <text:p>Inventory Management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Others</text:p>
          </table:table-cell>
          <table:table-cell table:style-name="ce135" office:value-type="string" calcext:value-type="string">
            <text:p>Import &amp; Shipment Process</text:p>
          </table:table-cell>
          <table:table-cell table:style-name="ce135" table:number-columns-repeated="4"/>
          <table:table-cell table:style-name="ce138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2];IF([$TimeSheet.$C$7]=[.$D$2];[.$D12];IF([$TimeSheet.$C$7]=[.$E$2];[.$E12];IF([$TimeSheet.$C$7]=[.$F$2];[.$F12];IF([$TimeSheet.$C$7]=[.$G$2];[.$G12];IF([$TimeSheet.$C$7]=[.$H$2];[.H12];IF([$TimeSheet.$C$7]=[.$I$2];[.I12];IF([$TimeSheet.$C$7]=[.$J$2];[.J12];[.N12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Lunch</text:p>
          </table:table-cell>
          <table:table-cell table:style-name="ce135" office:value-type="string" calcext:value-type="string">
            <text:p>Leave Management Work</text:p>
          </table:table-cell>
          <table:table-cell table:style-name="ce135" office:value-type="string" calcext:value-type="string">
            <text:p>Leave</text:p>
          </table:table-cell>
          <table:table-cell table:style-name="ce135" office:value-type="string" calcext:value-type="string">
            <text:p>Financial Analysis</text:p>
          </table:table-cell>
          <table:table-cell table:style-name="ce135" office:value-type="string" calcext:value-type="string">
            <text:p>Performance Evaluation</text:p>
          </table:table-cell>
          <table:table-cell table:style-name="ce135" office:value-type="string" calcext:value-type="string">
            <text:p>Internal Meeting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3];IF([$TimeSheet.$C$7]=[.$D$2];[.$D13];IF([$TimeSheet.$C$7]=[.$E$2];[.$E13];IF([$TimeSheet.$C$7]=[.$F$2];[.$F13];IF([$TimeSheet.$C$7]=[.$G$2];[.$G13];IF([$TimeSheet.$C$7]=[.$H$2];[.H13];IF([$TimeSheet.$C$7]=[.$I$2];[.I13];IF([$TimeSheet.$C$7]=[.$J$2];[.J13];[.N13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Leave</text:p>
          </table:table-cell>
          <table:table-cell table:style-name="ce135" office:value-type="string" calcext:value-type="string">
            <text:p>Office</text:p>
          </table:table-cell>
          <table:table-cell table:number-columns-repeated="2" table:style-name="ce135" office:value-type="string" calcext:value-type="string">
            <text:p>Logistic</text:p>
          </table:table-cell>
          <table:table-cell table:style-name="ce135" office:value-type="string" calcext:value-type="string">
            <text:p>Financial Controls</text:p>
          </table:table-cell>
          <table:table-cell table:style-name="ce135" office:value-type="string" calcext:value-type="string">
            <text:p>Quotation Preparation</text:p>
          </table:table-cell>
          <table:table-cell table:style-name="ce135" office:value-type="string" calcext:value-type="string">
            <text:p>LC opening Process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4];IF([$TimeSheet.$C$7]=[.$D$2];[.$D14];IF([$TimeSheet.$C$7]=[.$E$2];[.$E14];IF([$TimeSheet.$C$7]=[.$F$2];[.$F14];IF([$TimeSheet.$C$7]=[.$G$2];[.$G14];IF([$TimeSheet.$C$7]=[.$H$2];[.H14];IF([$TimeSheet.$C$7]=[.$I$2];[.I14];IF([$TimeSheet.$C$7]=[.$J$2];[.J14];[.N14]))))))))" office:value-type="float" office:value="0" calcext:value-type="float">
            <text:p>0</text:p>
          </table:table-cell>
          <table:table-cell table:style-name="ce136" office:value-type="string" calcext:value-type="string">
            <text:p>Lunch</text:p>
          </table:table-cell>
          <table:table-cell table:style-name="ce135" office:value-type="string" calcext:value-type="string">
            <text:p>Logistic</text:p>
          </table:table-cell>
          <table:table-cell table:style-name="ce135" office:value-type="string" calcext:value-type="string">
            <text:p>Others</text:p>
          </table:table-cell>
          <table:table-cell table:number-columns-repeated="2" table:style-name="ce136" office:value-type="string" calcext:value-type="string">
            <text:p>Lunch</text:p>
          </table:table-cell>
          <table:table-cell table:style-name="ce135" office:value-type="string" calcext:value-type="string">
            <text:p>Fprepire inancial Statements</text:p>
          </table:table-cell>
          <table:table-cell table:style-name="ce135" office:value-type="string" calcext:value-type="string">
            <text:p>Reporting</text:p>
          </table:table-cell>
          <table:table-cell table:style-name="ce135" office:value-type="string" calcext:value-type="string">
            <text:p>Leave</text:p>
          </table:table-cell>
          <table:table-cell table:style-name="ce136"/>
          <table:table-cell table:style-name="ce135" table:number-columns-repeated="3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5];IF([$TimeSheet.$C$7]=[.$D$2];[.$D15];IF([$TimeSheet.$C$7]=[.$E$2];[.$E15];IF([$TimeSheet.$C$7]=[.$F$2];[.$F15];IF([$TimeSheet.$C$7]=[.$G$2];[.$G15];IF([$TimeSheet.$C$7]=[.$H$2];[.H15];IF([$TimeSheet.$C$7]=[.$I$2];[.I15];IF([$TimeSheet.$C$7]=[.$J$2];[.J15];[.N15]))))))))" office:value-type="float" office:value="0" calcext:value-type="float">
            <text:p>0</text:p>
          </table:table-cell>
          <table:table-cell table:style-name="ce135" office:value-type="string" calcext:value-type="string">
            <text:p>Office</text:p>
          </table:table-cell>
          <table:table-cell table:style-name="ce127" office:value-type="string" calcext:value-type="string">
            <text:p>Lunch</text:p>
          </table:table-cell>
          <table:table-cell table:style-name="ce135" office:value-type="string" calcext:value-type="string">
            <text:p>Performace Evaluation</text:p>
          </table:table-cell>
          <table:table-cell table:number-columns-repeated="2" table:style-name="ce135" office:value-type="string" calcext:value-type="string">
            <text:p>Maintenance</text:p>
          </table:table-cell>
          <table:table-cell table:style-name="ce135" office:value-type="string" calcext:value-type="string">
            <text:p>Fund Management</text:p>
          </table:table-cell>
          <table:table-cell table:style-name="ce135" office:value-type="string" calcext:value-type="string">
            <text:p>RFP/RFQ Preparation</text:p>
          </table:table-cell>
          <table:table-cell table:style-name="ce136" office:value-type="string" calcext:value-type="string">
            <text:p>Lunch</text:p>
          </table:table-cell>
          <table:table-cell table:style-name="ce135" table:number-columns-repeated="3"/>
          <table:table-cell table:style-name="ce136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6];IF([$TimeSheet.$C$7]=[.$D$2];[.$D16];IF([$TimeSheet.$C$7]=[.$E$2];[.$E16];IF([$TimeSheet.$C$7]=[.$F$2];[.$F16];IF([$TimeSheet.$C$7]=[.$G$2];[.$G16];IF([$TimeSheet.$C$7]=[.$H$2];[.H16];IF([$TimeSheet.$C$7]=[.$I$2];[.I16];IF([$TimeSheet.$C$7]=[.$J$2];[.J16];[.N16]))))))))" office:value-type="float" office:value="0" calcext:value-type="float">
            <text:p>0</text:p>
          </table:table-cell>
          <table:table-cell table:style-name="ce135" office:value-type="string" calcext:value-type="string">
            <text:p>Others</text:p>
          </table:table-cell>
          <table:table-cell table:style-name="ce135" office:value-type="string" calcext:value-type="string">
            <text:p>Office</text:p>
          </table:table-cell>
          <table:table-cell table:style-name="ce135" office:value-type="string" calcext:value-type="string">
            <text:p>Planning &amp; Administration</text:p>
          </table:table-cell>
          <table:table-cell table:style-name="ce135" office:value-type="string" calcext:value-type="string">
            <text:p>Monitoring /Controlling</text:p>
          </table:table-cell>
          <table:table-cell table:style-name="ce135" office:value-type="string" calcext:value-type="string">
            <text:p>Negotiation</text:p>
          </table:table-cell>
          <table:table-cell table:style-name="ce135" office:value-type="string" calcext:value-type="string">
            <text:p>Inventory Management</text:p>
          </table:table-cell>
          <table:table-cell table:style-name="ce135" office:value-type="string" calcext:value-type="string">
            <text:p>Tender Work</text:p>
          </table:table-cell>
          <table:table-cell table:style-name="ce135" office:value-type="string" calcext:value-type="string">
            <text:p>Loan and Fund Management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7];IF([$TimeSheet.$C$7]=[.$D$2];[.$D17];IF([$TimeSheet.$C$7]=[.$E$2];[.$E17];IF([$TimeSheet.$C$7]=[.$F$2];[.$F17];IF([$TimeSheet.$C$7]=[.$G$2];[.$G17];IF([$TimeSheet.$C$7]=[.$H$2];[.H17];IF([$TimeSheet.$C$7]=[.$I$2];[.I17];IF([$TimeSheet.$C$7]=[.$J$2];[.J17];[.N17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Technical Presentation"</text:p>
          </table:table-cell>
          <table:table-cell table:style-name="ce135" office:value-type="string" calcext:value-type="string">
            <text:p>Others</text:p>
          </table:table-cell>
          <table:table-cell table:style-name="ce135" office:value-type="string" calcext:value-type="string">
            <text:p>Pre-Sales "Technical Presentation"</text:p>
          </table:table-cell>
          <table:table-cell table:number-columns-repeated="2" table:style-name="ce135" office:value-type="string" calcext:value-type="string">
            <text:p>Others</text:p>
          </table:table-cell>
          <table:table-cell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Others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8];IF([$TimeSheet.$C$7]=[.$D$2];[.$D18];IF([$TimeSheet.$C$7]=[.$E$2];[.$E18];IF([$TimeSheet.$C$7]=[.$F$2];[.$F18];IF([$TimeSheet.$C$7]=[.$G$2];[.$G18];IF([$TimeSheet.$C$7]=[.$H$2];[.H18];IF([$TimeSheet.$C$7]=[.$I$2];[.I18];IF([$TimeSheet.$C$7]=[.$J$2];[.J18];[.N18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Bid Submission"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office:value-type="string" calcext:value-type="string">
            <text:p>Pre-Sales "Bid Submission"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text:p>Investment Analysis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9];IF([$TimeSheet.$C$7]=[.$D$2];[.$D19];IF([$TimeSheet.$C$7]=[.$E$2];[.$E19];IF([$TimeSheet.$C$7]=[.$F$2];[.$F19];IF([$TimeSheet.$C$7]=[.$G$2];[.$G19];IF([$TimeSheet.$C$7]=[.$H$2];[.H19];IF([$TimeSheet.$C$7]=[.$I$2];[.I19];IF([$TimeSheet.$C$7]=[.$J$2];[.J19];[.N19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Negotiation"</text:p>
          </table:table-cell>
          <table:table-cell table:style-name="ce135" office:value-type="string" calcext:value-type="string">
            <text:p>Planning &amp; Administration</text:p>
          </table:table-cell>
          <table:table-cell table:style-name="ce135" office:value-type="string" calcext:value-type="string">
            <text:p>Pre-Sales "Negotiation"</text:p>
          </table:table-cell>
          <table:table-cell table:style-name="ce127" office:value-type="string" calcext:value-type="string">
            <text:p>Policy Development</text:p>
          </table:table-cell>
          <table:table-cell table:style-name="ce135" office:value-type="string" calcext:value-type="string">
            <text:p>Pre-Sales "Quotation collection"</text:p>
          </table:table-cell>
          <table:table-cell table:style-name="ce135" office:value-type="string" calcext:value-type="string">
            <text:p>Leave</text:p>
          </table:table-cell>
          <table:table-cell table:style-name="ce127" office:value-type="string" calcext:value-type="string">
            <text:p>Project Management</text:p>
          </table:table-cell>
          <table:table-cell table:style-name="ce135" office:value-type="string" calcext:value-type="string">
            <text:p>Pre-Sales &amp; Post Sales "Costing"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0];IF([$TimeSheet.$C$7]=[.$D$2];[.$D20];IF([$TimeSheet.$C$7]=[.$E$2];[.$E20];IF([$TimeSheet.$C$7]=[.$F$2];[.$F20];IF([$TimeSheet.$C$7]=[.$G$2];[.$G20];IF([$TimeSheet.$C$7]=[.$H$2];[.H20];IF([$TimeSheet.$C$7]=[.$I$2];[.I20];IF([$TimeSheet.$C$7]=[.$J$2];[.J20];[.N20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Contract signing"</text:p>
          </table:table-cell>
          <table:table-cell table:style-name="ce135" office:value-type="string" calcext:value-type="string">
            <text:p>Pre-Sales "Technical Presentation"</text:p>
          </table:table-cell>
          <table:table-cell table:style-name="ce135" office:value-type="string" calcext:value-type="string">
            <text:p>Pre-Sales "Contract signing"</text:p>
          </table:table-cell>
          <table:table-cell table:style-name="ce135" office:value-type="string" calcext:value-type="string">
            <text:p>Recruitment processing work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6" office:value-type="string" calcext:value-type="string">
            <text:p>Lunch</text:p>
          </table:table-cell>
          <table:table-cell table:style-name="ce127" office:value-type="string" calcext:value-type="string">
            <text:p>Product Management</text:p>
          </table:table-cell>
          <table:table-cell table:style-name="ce135" office:value-type="string" calcext:value-type="string">
            <text:p>Pre-Sales "BG, PG Processing"</text:p>
          </table:table-cell>
          <table:table-cell table:style-name="ce135"/>
          <table:table-cell table:style-name="ce136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1];IF([$TimeSheet.$C$7]=[.$D$2];[.$D21];IF([$TimeSheet.$C$7]=[.$E$2];[.$E21];IF([$TimeSheet.$C$7]=[.$F$2];[.$F21];IF([$TimeSheet.$C$7]=[.$G$2];[.$G21];IF([$TimeSheet.$C$7]=[.$H$2];[.H21];IF([$TimeSheet.$C$7]=[.$I$2];[.I21];IF([$TimeSheet.$C$7]=[.$J$2];[.J21];[.N21]))))))))" office:value-type="float" office:value="0" calcext:value-type="float">
            <text:p>0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office:value-type="string" calcext:value-type="string">
            <text:p>Pre-Sales "Bid Submission"</text:p>
          </table:table-cell>
          <table:table-cell table:style-name="ce135" office:value-type="string" calcext:value-type="string">
            <text:p>Support/AMC</text:p>
          </table:table-cell>
          <table:table-cell table:style-name="ce135" office:value-type="string" calcext:value-type="string">
            <text:p>Reporting</text:p>
          </table:table-cell>
          <table:table-cell table:style-name="ce135" office:value-type="string" calcext:value-type="string">
            <text:p>Planning &amp; Administration</text:p>
          </table:table-cell>
          <table:table-cell table:style-name="ce135" office:value-type="string" calcext:value-type="string">
            <text:p>Others</text:p>
          </table:table-cell>
          <table:table-cell table:style-name="ce127" office:value-type="string" calcext:value-type="string">
            <text:p>Event Participation</text:p>
          </table:table-cell>
          <table:table-cell table:style-name="ce135" office:value-type="string" calcext:value-type="string">
            <text:p>RMA Shipment Process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2];IF([$TimeSheet.$C$7]=[.$D$2];[.$D22];IF([$TimeSheet.$C$7]=[.$E$2];[.$E22];IF([$TimeSheet.$C$7]=[.$F$2];[.$F22];IF([$TimeSheet.$C$7]=[.$G$2];[.$G22];IF([$TimeSheet.$C$7]=[.$H$2];[.H22];IF([$TimeSheet.$C$7]=[.$I$2];[.I22];IF([$TimeSheet.$C$7]=[.$J$2];[.J22];[.N22]))))))))" office:value-type="float" office:value="0" calcext:value-type="float">
            <text:p>0</text:p>
          </table:table-cell>
          <table:table-cell table:style-name="ce135" office:value-type="string" calcext:value-type="string">
            <text:p>R&amp;D</text:p>
          </table:table-cell>
          <table:table-cell table:style-name="ce135" office:value-type="string" calcext:value-type="string">
            <text:p>Pre-Sales "Negotiation"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Salary Processing Work</text:p>
          </table:table-cell>
          <table:table-cell table:style-name="ce135" office:value-type="string" calcext:value-type="string">
            <text:p>Quotation Collection </text:p>
          </table:table-cell>
          <table:table-cell table:style-name="ce135" office:value-type="string" calcext:value-type="string">
            <text:p>Payroll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Shipping &amp; LC Documentation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3];IF([$TimeSheet.$C$7]=[.$D$2];[.$D23];IF([$TimeSheet.$C$7]=[.$E$2];[.$E23];IF([$TimeSheet.$C$7]=[.$F$2];[.$F23];IF([$TimeSheet.$C$7]=[.$G$2];[.$G23];IF([$TimeSheet.$C$7]=[.$H$2];[.H23];IF([$TimeSheet.$C$7]=[.$I$2];[.I23];IF([$TimeSheet.$C$7]=[.$J$2];[.J23];[.N23]))))))))" office:value-type="float" office:value="0" calcext:value-type="float">
            <text:p>0</text:p>
          </table:table-cell>
          <table:table-cell table:style-name="ce135" office:value-type="string" calcext:value-type="string">
            <text:p>Support/AMC</text:p>
          </table:table-cell>
          <table:table-cell table:style-name="ce135" office:value-type="string" calcext:value-type="string">
            <text:p>Pre-Sales "Contract signing"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Studying</text:p>
          </table:table-cell>
          <table:table-cell table:style-name="ce135" office:value-type="string" calcext:value-type="string">
            <text:p>Record management</text:p>
          </table:table-cell>
          <table:table-cell table:style-name="ce135" office:value-type="string" calcext:value-type="string">
            <text:p>Prepare Annual Financial Statements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vel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4];IF([$TimeSheet.$C$7]=[.$D$2];[.$D24];IF([$TimeSheet.$C$7]=[.$E$2];[.$E24];IF([$TimeSheet.$C$7]=[.$F$2];[.$F24];IF([$TimeSheet.$C$7]=[.$G$2];[.$G24];IF([$TimeSheet.$C$7]=[.$H$2];[.H24];IF([$TimeSheet.$C$7]=[.$I$2];[.I24];IF([$TimeSheet.$C$7]=[.$J$2];[.J24];[.N24]))))))))" office:value-type="float" office:value="0" calcext:value-type="float">
            <text:p>0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Residential Maintenance Service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Timesheet Management Work</text:p>
          </table:table-cell>
          <table:table-cell table:style-name="ce135" office:value-type="string" calcext:value-type="string">
            <text:p>Return Management</text:p>
          </table:table-cell>
          <table:table-cell table:style-name="ce135" office:value-type="string" calcext:value-type="string">
            <text:p>Procurement and inventory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ining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5];IF([$TimeSheet.$C$7]=[.$D$2];[.$D25];IF([$TimeSheet.$C$7]=[.$E$2];[.$E25];IF([$TimeSheet.$C$7]=[.$F$2];[.$F25];IF([$TimeSheet.$C$7]=[.$G$2];[.$G25];IF([$TimeSheet.$C$7]=[.$H$2];[.H25];IF([$TimeSheet.$C$7]=[.$I$2];[.I25];IF([$TimeSheet.$C$7]=[.$J$2];[.J25];[.N25]))))))))" office:value-type="float" office:value="0" calcext:value-type="float">
            <text:p>0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Repair Support Service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Reporting</text:p>
          </table:table-cell>
          <table:table-cell table:style-name="ce135" office:value-type="string" calcext:value-type="string">
            <text:p>Property account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6];IF([$TimeSheet.$C$7]=[.$D$2];[.$D26];IF([$TimeSheet.$C$7]=[.$E$2];[.$E26];IF([$TimeSheet.$C$7]=[.$F$2];[.$F26];IF([$TimeSheet.$C$7]=[.$G$2];[.$G26];IF([$TimeSheet.$C$7]=[.$H$2];[.H26];IF([$TimeSheet.$C$7]=[.$I$2];[.I26];IF([$TimeSheet.$C$7]=[.$J$2];[.J26];[.N26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R&amp;D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Spare Management</text:p>
          </table:table-cell>
          <table:table-cell table:style-name="ce135" office:value-type="string" calcext:value-type="string">
            <text:p>Performace Evaluation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7];IF([$TimeSheet.$C$7]=[.$D$2];[.$D27];IF([$TimeSheet.$C$7]=[.$E$2];[.$E27];IF([$TimeSheet.$C$7]=[.$F$2];[.$F27];IF([$TimeSheet.$C$7]=[.$G$2];[.$G27];IF([$TimeSheet.$C$7]=[.$H$2];[.H27];IF([$TimeSheet.$C$7]=[.$I$2];[.I27];IF([$TimeSheet.$C$7]=[.$J$2];[.J27];[.N27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Scheduled Maintenance Service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Vehicle management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Reconciles all General Ledger Accounts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8];IF([$TimeSheet.$C$7]=[.$D$2];[.$D28];IF([$TimeSheet.$C$7]=[.$E$2];[.$E28];IF([$TimeSheet.$C$7]=[.$F$2];[.$F28];IF([$TimeSheet.$C$7]=[.$G$2];[.$G28];IF([$TimeSheet.$C$7]=[.$H$2];[.H28];IF([$TimeSheet.$C$7]=[.$I$2];[.I28];IF([$TimeSheet.$C$7]=[.$J$2];[.J28];[.N28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vel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Visa processing work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Report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9];IF([$TimeSheet.$C$7]=[.$D$2];[.$D29];IF([$TimeSheet.$C$7]=[.$E$2];[.$E29];IF([$TimeSheet.$C$7]=[.$F$2];[.$F29];IF([$TimeSheet.$C$7]=[.$G$2];[.$G29];IF([$TimeSheet.$C$7]=[.$H$2];[.H29];IF([$TimeSheet.$C$7]=[.$I$2];[.I29];IF([$TimeSheet.$C$7]=[.$J$2];[.J29];[.N29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in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Writing/Documentation</text:p>
          </table:table-cell>
          <table:table-cell table:style-name="ce135" office:value-type="string" calcext:value-type="string">
            <text:p>Vendor evaluation</text:p>
          </table:table-cell>
          <table:table-cell table:style-name="ce135" office:value-type="string" calcext:value-type="string">
            <text:p>Travel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0];IF([$TimeSheet.$C$7]=[.$D$2];[.$D30];IF([$TimeSheet.$C$7]=[.$E$2];[.$E30];IF([$TimeSheet.$C$7]=[.$F$2];[.$F30];IF([$TimeSheet.$C$7]=[.$G$2];[.$G30];IF([$TimeSheet.$C$7]=[.$H$2];[.H30];IF([$TimeSheet.$C$7]=[.$I$2];[.I30];IF([$TimeSheet.$C$7]=[.$J$2];[.J30];[.N30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Testing 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office:value-type="string" calcext:value-type="string">
            <text:p>Vendor validation &amp; enlistment</text:p>
          </table:table-cell>
          <table:table-cell table:style-name="ce135" office:value-type="string" calcext:value-type="string">
            <text:p>Train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1];IF([$TimeSheet.$C$7]=[.$D$2];[.$D31];IF([$TimeSheet.$C$7]=[.$E$2];[.$E31];IF([$TimeSheet.$C$7]=[.$F$2];[.$F31];IF([$TimeSheet.$C$7]=[.$G$2];[.$G31];IF([$TimeSheet.$C$7]=[.$H$2];[.H31];IF([$TimeSheet.$C$7]=[.$I$2];[.I31];IF([$TimeSheet.$C$7]=[.$J$2];[.J31];[.N31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office:value-type="string" calcext:value-type="string">
            <text:p>Warehouse Management</text:p>
          </table:table-cell>
          <table:table-cell table:style-name="ce135" office:value-type="string" calcext:value-type="string">
            <text:p>Tax Functions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2];IF([$TimeSheet.$C$7]=[.$D$2];[.$D32];IF([$TimeSheet.$C$7]=[.$E$2];[.$E32];IF([$TimeSheet.$C$7]=[.$F$2];[.$F32];IF([$TimeSheet.$C$7]=[.$G$2];[.$G32];IF([$TimeSheet.$C$7]=[.$H$2];[.H32];IF([$TimeSheet.$C$7]=[.$I$2];[.I32];IF([$TimeSheet.$C$7]=[.$J$2];[.J32];[.N32]))))))))" office:value-type="float" office:value="0" calcext:value-type="float">
            <text:p>0</text:p>
          </table:table-cell>
          <table:table-cell table:number-columns-repeated="3"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Writing/Documentation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/>
          <table:table-cell table:style-name="ce135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3];IF([$TimeSheet.$C$7]=[.$D$2];[.$D33];IF([$TimeSheet.$C$7]=[.$E$2];[.$E33];IF([$TimeSheet.$C$7]=[.$F$2];[.$F33];IF([$TimeSheet.$C$7]=[.$G$2];[.$G33];IF([$TimeSheet.$C$7]=[.$H$2];[.H33];IF([$TimeSheet.$C$7]=[.$I$2];[.I33];IF([$TimeSheet.$C$7]=[.$J$2];[.J33];[.N33]))))))))" office:value-type="float" office:value="0" calcext:value-type="float">
            <text:p>0</text:p>
          </table:table-cell>
          <table:table-cell table:number-columns-repeated="3"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table:number-columns-repeated="3"/>
          <table:table-cell table:style-name="ce135"/>
          <table:table-cell table:style-name="ce121"/>
          <table:table-cell table:number-columns-repeated="1009"/>
        </table:table-row>
        <table:table-row table:style-name="ro1" table:number-rows-repeated="967">
          <table:table-cell table:style-name="ce121" table:number-columns-repeated="15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Sheet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9" table:default-cell-style-name="Default"/>
        <table:table-column table:style-name="co17" table:number-columns-repeated="10" table:default-cell-style-name="Default"/>
        <table:table-column table:style-name="co3" table:number-columns-repeated="3" table:default-cell-style-name="Default"/>
        <table:table-column table:style-name="co4" table:number-columns-repeated="998" table:default-cell-style-name="Default"/>
        <table:table-row table:style-name="ro4">
          <table:table-cell table:style-name="ce26" table:number-columns-repeated="4"/>
          <table:table-cell table:style-name="ce28" table:number-columns-repeated="9"/>
          <table:table-cell table:style-name="ce138" table:number-columns-repeated="13"/>
          <table:table-cell table:number-columns-repeated="998"/>
        </table:table-row>
        <table:table-row table:style-name="ro5">
          <table:table-cell table:style-name="ce27" office:value-type="string" calcext:value-type="string" table:number-columns-spanned="3" table:number-rows-spanned="1">
            <text:p>SECL Resource Timesheet-2016</text:p>
          </table:table-cell>
          <table:covered-table-cell table:number-columns-repeated="2" table:style-name="ce122"/>
          <table:table-cell table:style-name="ce2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8"/>
          <table:table-cell table:style-name="ce39" table:number-columns-repeated="2"/>
          <table:table-cell table:style-name="ce2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ate of Submission</text:p>
          </table:table-cell>
          <table:table-cell table:style-name="ce40" office:value-type="date" office:date-value="2018-04-04" calcext:value-type="date" table:number-columns-spanned="2" table:number-rows-spanned="1">
            <text:p>Apr 4, 18</text:p>
          </table:table-cell>
          <table:covered-table-cell table:style-name="ce45"/>
          <table:table-cell table:style-name="ce4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Employee Name:</text:p>
          </table:table-cell>
          <table:table-cell table:style-name="ce41" office:value-type="string" calcext:value-type="string" table:number-columns-spanned="2" table:number-rows-spanned="1">
            <text:p>Md. Mominul Islam</text:p>
          </table:table-cell>
          <table:covered-table-cell table:style-name="ce45"/>
          <table:table-cell table:style-name="ce4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esignation:</text:p>
          </table:table-cell>
          <table:table-cell table:style-name="ce41" office:value-type="string" calcext:value-type="string" table:number-columns-spanned="2" table:number-rows-spanned="1">
            <text:p>Jr.Engineer</text:p>
          </table:table-cell>
          <table:covered-table-cell table:style-name="ce45"/>
          <table:table-cell table:style-name="ce4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Wing:</text:p>
          </table:table-cell>
          <table:table-cell table:style-name="ce41" office:value-type="string" calcext:value-type="string" table:number-columns-spanned="2" table:number-rows-spanned="1">
            <text:p>Delivery</text:p>
          </table:table-cell>
          <table:covered-table-cell table:style-name="ce45"/>
          <table:table-cell table:style-name="ce44"/>
          <table:table-cell table:style-name="ce52" table:number-columns-repeated="3"/>
          <table:table-cell table:style-name="ce48" table:number-columns-repeated="6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Unit:</text:p>
          </table:table-cell>
          <table:table-cell table:style-name="ce41" office:value-type="string" calcext:value-type="string" table:number-columns-spanned="2" table:number-rows-spanned="1">
            <text:p>Operation &amp; Maintenance</text:p>
          </table:table-cell>
          <table:covered-table-cell table:style-name="ce45"/>
          <table:table-cell table:style-name="ce44"/>
          <table:table-cell table:style-name="ce52" table:number-columns-repeated="3"/>
          <table:table-cell table:style-name="ce48" table:number-columns-repeated="6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Supervisor's Name:</text:p>
          </table:table-cell>
          <table:table-cell table:style-name="ce41" office:value-type="string" calcext:value-type="string" table:number-columns-spanned="2" table:number-rows-spanned="1">
            <text:p>Md. Mashrurul Hakim</text:p>
          </table:table-cell>
          <table:covered-table-cell table:style-name="ce45"/>
          <table:table-cell table:style-name="ce48"/>
          <table:table-cell table:style-name="ce44"/>
          <table:table-cell table:style-name="ce48" table:number-columns-repeated="7"/>
          <table:table-cell table:style-name="ce87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Period:</text:p>
          </table:table-cell>
          <table:table-cell table:style-name="ce40" office:value-type="string" calcext:value-type="string" table:number-columns-spanned="2" table:number-rows-spanned="1">
            <text:p>1 to 31</text:p>
          </table:table-cell>
          <table:covered-table-cell table:style-name="ce45"/>
          <table:table-cell table:style-name="ce48" table:number-columns-repeated="9"/>
          <table:table-cell table:style-name="ce87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0" table:number-columns-repeated="3"/>
          <table:table-cell table:style-name="ce48" table:number-columns-repeated="9"/>
          <table:table-cell table:style-name="ce87"/>
          <table:table-cell table:style-name="ce138" table:number-columns-repeated="13"/>
          <table:table-cell table:number-columns-repeated="998"/>
        </table:table-row>
        <table:table-row table:style-name="ro6">
          <table:table-cell table:style-name="ce31" office:value-type="string" calcext:value-type="string">
            <text:p>Date </text:p>
            <text:p>[YYYY-MM-DD]</text:p>
          </table:table-cell>
          <table:table-cell table:style-name="ce31" office:value-type="string" calcext:value-type="string">
            <text:p>Project Name</text:p>
          </table:table-cell>
          <table:table-cell table:style-name="ce31" office:value-type="string" calcext:value-type="string">
            <text:p>Customer Name</text:p>
          </table:table-cell>
          <table:table-cell table:style-name="ce31" office:value-type="string" calcext:value-type="string">
            <text:p>Task Description</text:p>
          </table:table-cell>
          <table:table-cell table:style-name="ce31" office:value-type="string" calcext:value-type="string">
            <text:p>Start Time (HH24:MI)</text:p>
          </table:table-cell>
          <table:table-cell table:style-name="ce31" office:value-type="string" calcext:value-type="string">
            <text:p>End Time (HH24:MI)</text:p>
          </table:table-cell>
          <table:table-cell table:style-name="ce63" office:value-type="string" calcext:value-type="string">
            <text:p>Duration (1.I - 1.H)</text:p>
          </table:table-cell>
          <table:table-cell table:style-name="ce31" office:value-type="string" calcext:value-type="string">
            <text:p>Iftar &amp; Sehri</text:p>
          </table:table-cell>
          <table:table-cell table:style-name="ce31" office:value-type="string" calcext:value-type="string">
            <text:p>Conveyance</text:p>
          </table:table-cell>
          <table:table-cell table:style-name="ce80" office:value-type="string" calcext:value-type="string">
            <text:p>From</text:p>
          </table:table-cell>
          <table:table-cell table:style-name="ce80" office:value-type="string" calcext:value-type="string">
            <text:p>To</text:p>
          </table:table-cell>
          <table:table-cell table:style-name="ce80" office:value-type="string" calcext:value-type="string">
            <text:p>Mode of transport</text:p>
          </table:table-cell>
          <table:table-cell table:style-name="ce80" office:value-type="string" calcext:value-type="string">
            <text:p>Remarks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01" calcext:value-type="date">
            <text:p>2018-03-01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4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Morning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02" calcext:value-type="date">
            <text:p>2018-03-02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88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03" calcext:value-type="date">
            <text:p>2018-03-03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4H00M00S" calcext:value-type="time">
            <text:p>2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8H00M00S" calcext:value-type="time">
            <text:p>08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04" calcext:value-type="date">
            <text:p>2018-03-04</text:p>
          </table:table-cell>
          <table:table-cell table:style-name="ce32" office:value-type="string" calcext:value-type="string">
            <text:p>BCC</text:p>
          </table:table-cell>
          <table:table-cell table:style-name="ce46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21H30M00S" calcext:value-type="time">
            <text:p>9:30:00 PM</text:p>
          </table:table-cell>
          <table:table-cell table:style-name="ce143" office:value-type="time" office:time-value="PT09H30M00S" calcext:value-type="time">
            <text:p>9:30:00 AM</text:p>
          </table:table-cell>
          <table:table-cell table:style-name="ce65" office:value-type="time" office:time-value="PT12H00M00S" calcext:value-type="time">
            <text:p>12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Night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05" calcext:value-type="date">
            <text:p>2018-03-05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3-06" calcext:value-type="date">
            <text:p>2018-03-06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/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3-07" calcext:value-type="date">
            <text:p>2018-03-07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08" calcext:value-type="date">
            <text:p>2018-03-08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4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Morning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09" calcext:value-type="date">
            <text:p>2018-03-09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0" calcext:value-type="date">
            <text:p>2018-03-10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1" calcext:value-type="date">
            <text:p>2018-03-11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21H00M00S" calcext:value-type="time">
            <text:p>9:0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5" office:value-type="time" office:time-value="PT12H00M00S" calcext:value-type="time">
            <text:p>12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Night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2" calcext:value-type="date">
            <text:p>2018-03-12</text:p>
          </table:table-cell>
          <table:table-cell table:number-columns-repeated="3" table:style-name="ce42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3" calcext:value-type="date">
            <text:p>2018-03-13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4" calcext:value-type="date">
            <text:p>2018-03-14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5" calcext:value-type="date">
            <text:p>2018-03-15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5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Morning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6" calcext:value-type="date">
            <text:p>2018-03-16</text:p>
          </table:table-cell>
          <table:table-cell table:number-columns-repeated="3" table:style-name="ce42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7" calcext:value-type="date">
            <text:p>2018-03-17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3-18" calcext:value-type="date">
            <text:p>2018-03-18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Night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3-19" calcext:value-type="date">
            <text:p>2018-03-19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3-20" calcext:value-type="date">
            <text:p>2018-03-20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/>
          <table:table-cell table:number-columns-repeated="2"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3-21" calcext:value-type="date">
            <text:p>2018-03-21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3-22" calcext:value-type="date">
            <text:p>2018-03-22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2" office:value-type="time" office:time-value="PT09H00M00S" calcext:value-type="time">
            <text:p>9:00:00 AM</text:p>
          </table:table-cell>
          <table:table-cell table:style-name="ce142" office:value-type="time" office:time-value="PT15H00M00S" calcext:value-type="time">
            <text:p>3:00:00 PM</text:p>
          </table:table-cell>
          <table:table-cell table:style-name="ce65" office:value-type="time" office:time-value="PT06H00M00S" calcext:value-type="time">
            <text:p>06:00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Morning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3-23" calcext:value-type="date">
            <text:p>2018-03-23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24" calcext:value-type="date">
            <text:p>2018-03-24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25" calcext:value-type="date">
            <text:p>2018-03-25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4" office:value-type="time" office:time-value="PT11H00M00S" calcext:value-type="time">
            <text:p>11:00</text:p>
          </table:table-cell>
          <table:table-cell table:style-name="ce70" office:value-type="string" calcext:value-type="string">
            <text:p><text:s/></text:p>
          </table:table-cell>
          <table:table-cell table:style-name="ce42" table:number-columns-repeated="2"/>
          <table:table-cell table:style-name="ce84"/>
          <table:table-cell table:style-name="ce42"/>
          <table:table-cell table:style-name="ce49" office:value-type="string" calcext:value-type="string">
            <text:p>Night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26" calcext:value-type="date">
            <text:p>2018-03-26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27" calcext:value-type="date">
            <text:p>2018-03-27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28" calcext:value-type="date">
            <text:p>2018-03-28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29" calcext:value-type="date">
            <text:p>2018-03-29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2" office:value-type="time" office:time-value="PT09H00M00S" calcext:value-type="time">
            <text:p>9:00:00 AM</text:p>
          </table:table-cell>
          <table:table-cell table:style-name="ce142" office:value-type="time" office:time-value="PT15H00M00S" calcext:value-type="time">
            <text:p>3:00:00 PM</text:p>
          </table:table-cell>
          <table:table-cell table:style-name="ce65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4"/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Morning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30" calcext:value-type="date">
            <text:p>2018-03-30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3-31" calcext:value-type="date">
            <text:p>2018-03-31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<text:s/>Evning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49"/>
          <table:table-cell table:style-name="ce53" table:number-columns-repeated="2"/>
          <table:table-cell table:style-name="ce65"/>
          <table:table-cell table:style-name="ce42" table:number-columns-repeated="3"/>
          <table:table-cell table:style-name="ce84"/>
          <table:table-cell table:style-name="ce42"/>
          <table:table-cell table:style-name="ce49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3"/>
          <table:table-cell table:style-name="ce44" table:number-columns-repeated="2"/>
          <table:table-cell table:style-name="ce51"/>
          <table:table-cell table:style-name="ce56"/>
          <table:table-cell table:style-name="ce58" office:value-type="string" calcext:value-type="string">
            <text:p>Total</text:p>
          </table:table-cell>
          <table:table-cell table:style-name="ce66" office:value-type="time" office:time-value="PT168H00M00S" calcext:value-type="time">
            <text:p>168:00:00</text:p>
          </table:table-cell>
          <table:table-cell table:style-name="ce71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ce76" table:number-columns-repeated="3"/>
          <table:table-cell table:style-name="ce49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3"/>
          <table:table-cell table:style-name="ce44"/>
          <table:table-cell table:style-name="ce44" office:value-type="string" calcext:value-type="string">
            <text:p><text:s/></text:p>
          </table:table-cell>
          <table:table-cell table:style-name="ce51"/>
          <table:table-cell table:style-name="ce56"/>
          <table:table-cell table:style-name="ce59" office:value-type="string" calcext:value-type="string" table:number-columns-spanned="2" table:number-rows-spanned="1">
            <text:p>Total Amount in Tk.=</text:p>
          </table:table-cell>
          <table:covered-table-cell table:style-name="ce45"/>
          <table:table-cell table:style-name="ce72" office:value-type="string" calcext:value-type="string" table:number-columns-spanned="2" table:number-rows-spanned="1">
            <text:p><text:s/></text:p>
          </table:table-cell>
          <table:covered-table-cell table:style-name="ce77"/>
          <table:table-cell table:style-name="ce81" office:value-type="string" calcext:value-type="string">
            <text:p><text:s/></text:p>
          </table:table-cell>
          <table:table-cell table:style-name="ce85" office:value-type="string" calcext:value-type="string" table:number-columns-spanned="3" table:number-rows-spanned="1">
            <text:p><text:s/></text:p>
          </table:table-cell>
          <table:covered-table-cell table:style-name="ce86"/>
          <table:covered-table-cell table:style-name="ce89"/>
          <table:table-cell table:style-name="ce138" table:number-columns-repeated="13"/>
          <table:table-cell table:number-columns-repeated="998"/>
        </table:table-row>
        <table:table-row table:style-name="ro4" table:number-rows-repeated="2">
          <table:table-cell table:style-name="ce34"/>
          <table:table-cell table:style-name="ce26"/>
          <table:table-cell table:style-name="ce34" table:number-columns-repeated="11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60"/>
          <table:table-cell table:style-name="ce67"/>
          <table:table-cell table:style-name="ce34" table:number-columns-repeated="2"/>
          <table:table-cell table:style-name="ce82"/>
          <table:table-cell table:style-name="ce34" table:number-columns-repeated="3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60"/>
          <table:table-cell table:style-name="ce67"/>
          <table:table-cell table:style-name="ce34"/>
          <table:table-cell table:style-name="ce28" table:number-columns-repeated="4"/>
          <table:table-cell table:style-name="ce34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6" office:value-type="string" calcext:value-type="string">
            <text:p><text:s text:c="3"/>________________</text:p>
          </table:table-cell>
          <table:table-cell table:style-name="ce36"/>
          <table:table-cell table:style-name="ce26"/>
          <table:table-cell table:style-name="ce36" office:value-type="string" calcext:value-type="string">
            <text:p><text:s/>____________________ <text:s text:c="68"/></text:p>
          </table:table-cell>
          <table:table-cell table:style-name="ce36"/>
          <table:table-cell table:style-name="ce28" table:number-columns-repeated="2"/>
          <table:table-cell table:style-name="ce73" office:value-type="string" calcext:value-type="string">
            <text:p>_________________</text:p>
          </table:table-cell>
          <table:table-cell table:style-name="ce78" table:number-columns-repeated="4"/>
          <table:table-cell table:style-name="ce34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6" office:value-type="string" calcext:value-type="string">
            <text:p><text:s text:c="9"/>Employee </text:p>
          </table:table-cell>
          <table:table-cell table:style-name="ce36"/>
          <table:table-cell table:style-name="ce26"/>
          <table:table-cell table:style-name="ce36" office:value-type="string" calcext:value-type="string">
            <text:p><text:s text:c="9"/>Supervisor <text:s text:c="70"/></text:p>
          </table:table-cell>
          <table:table-cell table:style-name="ce36"/>
          <table:table-cell table:style-name="ce28" table:number-columns-repeated="2"/>
          <table:table-cell table:style-name="ce73" office:value-type="string" calcext:value-type="string">
            <text:p><text:s/>HR Department</text:p>
          </table:table-cell>
          <table:table-cell table:style-name="ce78" table:number-columns-repeated="4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6" table:number-columns-repeated="4"/>
          <table:table-cell table:style-name="ce57"/>
          <table:table-cell table:style-name="ce34"/>
          <table:table-cell table:style-name="ce68"/>
          <table:table-cell table:style-name="ce28" table:number-columns-repeated="5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1" table:number-rows-repeated="3">
          <table:table-cell table:style-name="ce37" table:number-columns-repeated="4"/>
          <table:table-cell table:style-name="ce138"/>
          <table:table-cell table:style-name="ce61"/>
          <table:table-cell table:style-name="ce138" table:number-columns-repeated="20"/>
          <table:table-cell table:number-columns-repeated="998"/>
        </table:table-row>
        <table:table-row table:style-name="ro7">
          <table:table-cell table:style-name="ce36"/>
          <table:table-cell table:style-name="ce37" table:number-columns-repeated="2"/>
          <table:table-cell table:style-name="ce36"/>
          <table:table-cell table:style-name="ce138"/>
          <table:table-cell table:style-name="ce61"/>
          <table:table-cell table:style-name="ce138"/>
          <table:table-cell table:style-name="ce73"/>
          <table:table-cell table:style-name="ce138" table:number-columns-repeated="18"/>
          <table:table-cell table:number-columns-repeated="998"/>
        </table:table-row>
        <table:table-row table:style-name="ro7">
          <table:table-cell table:style-name="ce38"/>
          <table:table-cell table:style-name="ce37" table:number-columns-repeated="2"/>
          <table:table-cell table:style-name="ce38"/>
          <table:table-cell table:style-name="ce138"/>
          <table:table-cell table:style-name="ce62"/>
          <table:table-cell table:style-name="ce138"/>
          <table:table-cell table:style-name="ce74"/>
          <table:table-cell table:style-name="ce79"/>
          <table:table-cell table:style-name="ce138" table:number-columns-repeated="17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138"/>
          <table:table-cell table:style-name="ce62"/>
          <table:table-cell table:style-name="ce138" table:number-columns-repeated="20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138"/>
          <table:table-cell table:style-name="ce61"/>
          <table:table-cell table:style-name="ce138" table:number-columns-repeated="6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1" table:number-rows-repeated="941">
          <table:table-cell table:style-name="ce37" table:number-columns-repeated="4"/>
          <table:table-cell table:style-name="ce138" table:number-columns-repeated="8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7:18:08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ptWiseTask" style:display-name="PageStyle_DeptWiseTas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Sheet" style:display-name="PageStyle_Time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a Khundker</meta:initial-creator>
    <meta:print-date>2016-05-10T11:35:05</meta:print-date>
    <meta:creation-date>2016-05-10T11:19:58</meta:creation-date>
    <dc:date>2018-04-04T17:29:34.798000000</dc:date>
    <meta:generator>LibreOffice/5.4.4.2$Windows_x86 LibreOffice_project/2524958677847fb3bb44820e40380acbe820f960</meta:generator>
    <meta:editing-duration>PT40M35S</meta:editing-duration>
    <meta:editing-cycles>13</meta:editing-cycles>
    <meta:document-statistic meta:table-count="3" meta:cell-count="77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